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cm" fo:margin-right="0cm" fo:line-height="115%" fo:text-indent="1.251cm" style:auto-text-indent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%order <text:s/>paragraphs index %}</text:span></text:p>
      <text:p text:style-name="P1"><text:span text:style-name="T1">{% order paragraphs(index) index2 %} </text:span><text:span text:style-name="T2">{{ paragraphs(index, index2)}} </text:span><text:span text:style-name="T1">{%endorder%}</text:span></text:p>
      <text:p text:style-name="P1"><text:span text:style-name="T1">________</text:span></text:p>
      <text:p text:style-name="P1"><text:span text:style-name="T1">{%endorder%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02:21.522000000</meta:creation-date>
    <dc:date>2019-10-08T14:02:36.218000000</dc:date>
    <meta:editing-duration>PT15S</meta:editing-duration>
    <meta:editing-cycles>1</meta:editing-cycles>
    <meta:document-statistic meta:table-count="0" meta:image-count="0" meta:object-count="0" meta:page-count="1" meta:paragraph-count="4" meta:word-count="15" meta:character-count="128" meta:non-whitespace-character-count="116"/>
    <meta:generator>LibreOffice/6.2.7.1$Windows_X86_64 LibreOffice_project/23edc44b61b830b7d749943e020e96f5a7df63bf</meta:generator>
  </office:meta>
</office:document-meta>
</file>